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5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fo:border="0.002cm solid #000000"/>
    </style:style>
    <style:style style:name="ce4" style:family="table-cell" style:parent-style-name="Default">
      <style:table-cell-properties fo:background-color="#ff0000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5" office:value-type="string">
            <text:p>S1</text:p>
          </table:table-cell>
          <table:table-cell table:number-columns-repeated="3"/>
          <table:table-cell table:style-name="ce5" office:value-type="string">
            <text:p>S2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>
            <draw:frame table:end-cell-address="Sheet1.L20" table:end-x="0.761cm" table:end-y="0.193cm" draw:z-index="0" draw:style-name="gr1" svg:width="10.041cm" svg:height="7cm" svg:x="0.156cm" svg:y="0.419cm">
              <draw:object draw:notify-on-update-of-ranges="Sheet1.D5:Sheet1.D5 Sheet1.D6:Sheet1.D21 Sheet1.B6:Sheet1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R20" table:end-x="0.131cm" table:end-y="0.142cm" draw:z-index="1" draw:style-name="gr1" svg:width="11.48cm" svg:height="7cm" svg:x="1.107cm" svg:y="0.368cm">
              <draw:object draw:notify-on-update-of-ranges="Sheet1.F5:Sheet1.F5 Sheet1.F6:Sheet1.F21 Sheet1.B6:Sheet1.B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ngle from software</text:p>
          </table:table-cell>
          <table:table-cell table:style-name="ce1"/>
          <table:table-cell table:style-name="ce1" office:value-type="string">
            <text:p>Mesured S1</text:p>
          </table:table-cell>
          <table:table-cell table:style-name="ce1"/>
          <table:table-cell table:style-name="ce1" office:value-type="string">
            <text:p>Mesured S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22">
            <text:p>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>
            <text:p>155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>
            <text:p>175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float" office:value="149">
            <text:p>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float" office:value="153">
            <text:p>153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/>
          <table:table-cell table:style-name="ce4" office:value-type="string">
            <text:p>aS1=</text:p>
          </table:table-cell>
          <table:table-cell table:style-name="ce4" table:formula="of:=SLOPE([.D6:.D21];[.B6:.B21])*100" office:value-type="float" office:value="90.6522657900916">
            <text:p>90,65</text:p>
          </table:table-cell>
          <table:table-cell table:number-columns-repeated="3"/>
          <table:table-cell table:style-name="ce4" office:value-type="string">
            <text:p>aS2=</text:p>
          </table:table-cell>
          <table:table-cell table:style-name="ce4" table:formula="of:=SLOPE([.F6:.F21];[.B6:.B21])*100" office:value-type="float" office:value="91.2617985442592">
            <text:p>91,26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4" office:value-type="string">
            <text:p>bS1=</text:p>
          </table:table-cell>
          <table:table-cell table:style-name="ce4" table:formula="of:=-INTERCEPT([.D6:.D21];[.B6:.B21])*100" office:value-type="float" office:value="380.920403850669">
            <text:p>380,92</text:p>
          </table:table-cell>
          <table:table-cell table:number-columns-repeated="3"/>
          <table:table-cell table:style-name="ce4" office:value-type="string">
            <text:p>bS2=</text:p>
          </table:table-cell>
          <table:table-cell table:style-name="ce4" table:formula="of:=-INTERCEPT([.F6:.F21];[.B6:.B21])*100" office:value-type="float" office:value="1091.52852782343">
            <text:p>1091,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.01.2010</text:date>, <text:time>22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3H50M23S</meta:editing-duration>
    <meta:editing-cycles>4</meta:editing-cycles>
    <meta:generator>OpenOffice.org/3.1$Win32 OpenOffice.org_project/310m19$Build-9420</meta:generator>
    <dc:date>2010-01-29T22:15:21.19</dc:date>
    <meta:document-statistic meta:table-count="3" meta:cell-count="6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042cm" svg:height="7.001cm" chart:class="chart:scatter" chart:style-name="ch1">
        <chart:plot-area chart:style-name="ch2" table:cell-range-address="Sheet1.B6:Sheet1.B21 Sheet1.D5:Sheet1.D21" chart:data-source-has-labels="row" svg:x="0.2cm" svg:y="0.14cm" svg:width="9.642cm" svg:height="6.721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6:Sheet1.D21" chart:label-cell-address="Sheet1.D5:Sheet1.D5" chart:class="chart:scatter">
            <chart:domain table:cell-range-address="Sheet1.B6:Sheet1.B21"/>
            <chart:regression-curve chart:style-name="ch6">
              <chart:equation chart:display-r-square="true"/>
            </chart:regression-curve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 text:id="Sheet1.D5:Sheet1.D5">Mesured 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 text:id="Sheet1.B6:Sheet1.B21">35</text:p>
              </table:table-cell>
              <table:table-cell office:value-type="float" office:value="28">
                <text:p text:id="Sheet1.D6:Sheet1.D21">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">
                <text:p>1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481cm" svg:height="7.001cm" chart:class="chart:scatter" chart:style-name="ch1">
        <chart:plot-area chart:style-name="ch2" table:cell-range-address="Sheet1.B6:Sheet1.B21 Sheet1.F5:Sheet1.F21" chart:data-source-has-labels="row" svg:x="0.469cm" svg:y="0.166cm" svg:width="9.062cm" svg:height="6.5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6:Sheet1.F21" chart:label-cell-address="Sheet1.F5:Sheet1.F5" chart:class="chart:scatter">
            <chart:domain table:cell-range-address="Sheet1.B6:Sheet1.B21"/>
            <chart:regression-curve chart:style-name="ch6">
              <chart:equation chart:display-r-square="true"/>
            </chart:regression-curve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 text:id="Sheet1.F5:Sheet1.F5">Mesured 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 text:id="Sheet1.B6:Sheet1.B21">35</text:p>
              </table:table-cell>
              <table:table-cell office:value-type="float" office:value="22">
                <text:p text:id="Sheet1.F6:Sheet1.F21">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">
                <text:p>1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